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b43d" officeooo:paragraph-rsid="000cb43d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/>
    </style:style>
    <style:style style:name="gr1" style:family="graphic">
      <style:graphic-properties draw:textarea-horizontal-align="justify" draw:textarea-vertical-align="middle" draw:auto-grow-height="false" fo:min-height="1.702cm" fo:min-width="3.7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1.538cm" fo:min-width="3.7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fill-color="#729fcf" draw:textarea-horizontal-align="justify" draw:textarea-vertical-align="middle" draw:auto-grow-height="false" fo:min-height="1.961cm" fo:min-width="4.3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fo:min-height="1.443cm" fo:min-width="3.5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3" svg:width="4.084cm" svg:height="1.837cm" svg:x="10.763cm" svg:y="-1.669cm"><text:p text:style-name="P2">Madera</text:p><text:p text:style-name="P2">114 700€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" draw:name="Forme2" draw:style-name="gr2" draw:text-style-name="P5" svg:width="4.026cm" svg:height="1.659cm" svg:x="-0.289cm" svg:y="0.639cm"><text:p text:style-name="P4">Livrable 1</text:p><text:p text:style-name="P4">20 800€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" draw:name="Forme3" draw:style-name="gr3" draw:text-style-name="P6" svg:width="4.739cm" svg:height="2.117cm" svg:x="-0.718cm" svg:y="3.119cm"><text:p text:style-name="P4">Analyse fonctionnelle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" draw:name="Forme3" draw:style-name="gr3" draw:text-style-name="P7" svg:width="4.739cm" svg:height="2.117cm" svg:x="6.283cm" svg:y="3.119cm"><text:p text:style-name="P4">Spécification technique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4" draw:name="Forme3" draw:style-name="gr3" draw:text-style-name="P7" svg:width="4.739cm" svg:height="2.117cm" svg:x="13.284cm" svg:y="3.119cm"><text:p text:style-name="P4">Développement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5" draw:name="Forme3" draw:style-name="gr3" draw:text-style-name="P7" svg:width="4.739cm" svg:height="2.117cm" svg:x="20.285cm" svg:y="3.119cm"><text:p text:style-name="P4">Recette et </text:p><text:p text:style-name="P4">mise en production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6" draw:name="Forme2" draw:style-name="gr2" draw:text-style-name="P5" svg:width="4.026cm" svg:height="1.659cm" svg:x="6.712cm" svg:y="0.639cm"><text:p text:style-name="P4">Livrable 2</text:p><text:p text:style-name="P4">22 400€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7" draw:name="Forme2" draw:style-name="gr2" draw:text-style-name="P5" svg:width="4.026cm" svg:height="1.659cm" svg:x="13.712cm" svg:y="0.639cm"><text:p text:style-name="P4">Livrable 3</text:p><text:p text:style-name="P4">50 050€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8" draw:name="Forme2" draw:style-name="gr2" draw:text-style-name="P5" svg:width="4.026cm" svg:height="1.659cm" svg:x="20.713cm" svg:y="0.639cm"><text:p text:style-name="P4">Livrable 4</text:p><text:p text:style-name="P4">8 450€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9" draw:name="Forme4" draw:style-name="gr4" draw:text-style-name="P8" svg:width="3.585cm" svg:height="1.444cm" svg:x="-1.57cm" svg:y="6.316cm"><text:p text:style-name="P4">1.Redéfinition du</text:p><text:p text:style-name="P4">besoi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Forme4" draw:style-name="gr4" draw:text-style-name="P8" svg:width="3.585cm" svg:height="1.444cm" svg:x="-0.57cm" svg:y="8.317cm"><text:p text:style-name="P4">1.1.Présentation </text:p><text:p text:style-name="P4">du proje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Forme4" draw:style-name="gr4" draw:text-style-name="P8" svg:width="3.585cm" svg:height="1.444cm" svg:x="-0.57cm" svg:y="10.317cm"><text:p text:style-name="P4">1.2.Redéfinition </text:p><text:p text:style-name="P4">du proje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name="Forme4" draw:style-name="gr4" draw:text-style-name="P8" svg:width="3.585cm" svg:height="1.444cm" svg:x="4.431cm" svg:y="12.317cm"><text:p text:style-name="P4">2.3 Organisation </text:p><text:p text:style-name="P4">du proje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Forme4" draw:style-name="gr4" draw:text-style-name="P8" svg:width="3.585cm" svg:height="1.444cm" svg:x="3.431cm" svg:y="6.316cm"><text:p text:style-name="P4">2.Cadrag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Forme4" draw:style-name="gr4" draw:text-style-name="P8" svg:width="3.585cm" svg:height="1.444cm" svg:x="4.431cm" svg:y="8.317cm"><text:p text:style-name="P4">2.1.Contexte, enjeux </text:p><text:p text:style-name="P4">et finalité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name="Forme4" draw:style-name="gr4" draw:text-style-name="P8" svg:width="3.585cm" svg:height="1.444cm" svg:x="4.431cm" svg:y="10.317cm"><text:p text:style-name="P4">2.2.Objectifs,coût </text:p><text:p text:style-name="P4">et temps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6" draw:name="Forme5" draw:style-name="gr5" draw:text-style-name="P4" svg:x1="2.447cm" svg:y1="0.638cm" svg:x2="10.764cm" svg:y2="-0.046cm"><text:p/></draw:line><draw:line text:anchor-type="paragraph" draw:z-index="17" draw:name="Forme6" draw:style-name="gr5" draw:text-style-name="P4" svg:x1="10.456cm" svg:y1="0.639cm" svg:x2="11.274cm" svg:y2="0.168cm"><text:p/></draw:line><draw:line text:anchor-type="paragraph" draw:z-index="18" draw:name="Forme7" draw:style-name="gr5" draw:text-style-name="P4" svg:x1="14.186cm" svg:y1="0.639cm" svg:x2="13.704cm" svg:y2="0.168cm"><text:p/></draw:line><draw:line text:anchor-type="paragraph" draw:z-index="19" draw:name="Forme8" draw:style-name="gr5" draw:text-style-name="P4" svg:x1="21.522cm" svg:y1="0.639cm" svg:x2="14.847cm" svg:y2="-0.118cm"><text:p/></draw:line><draw:line text:anchor-type="paragraph" draw:z-index="20" draw:name="Forme9" draw:style-name="gr5" draw:text-style-name="P4" svg:x1="8.629cm" svg:y1="2.297cm" svg:x2="8.606cm" svg:y2="3.119cm"><text:p/></draw:line><draw:line text:anchor-type="paragraph" draw:z-index="21" draw:name="Forme9" draw:style-name="gr5" draw:text-style-name="P4" svg:x1="1.628cm" svg:y1="2.297cm" svg:x2="1.605cm" svg:y2="3.119cm"><text:p/></draw:line><draw:line text:anchor-type="paragraph" draw:z-index="22" draw:name="Forme9" draw:style-name="gr5" draw:text-style-name="P4" svg:x1="15.63cm" svg:y1="2.297cm" svg:x2="15.607cm" svg:y2="3.119cm"><text:p/></draw:line><draw:line text:anchor-type="paragraph" draw:z-index="23" draw:name="Forme9" draw:style-name="gr5" draw:text-style-name="P4" svg:x1="22.631cm" svg:y1="2.297cm" svg:x2="22.608cm" svg:y2="3.119cm"><text:p/></draw:line><draw:line text:anchor-type="paragraph" draw:z-index="24" draw:name="Forme10" draw:style-name="gr5" draw:text-style-name="P4" svg:x1="0.469cm" svg:y1="5.235cm" svg:x2="0.45cm" svg:y2="6.316cm"><text:p/></draw:line><draw:line text:anchor-type="paragraph" draw:z-index="25" draw:name="Forme11" draw:style-name="gr5" draw:text-style-name="P4" svg:x1="2.97cm" svg:y1="5.235cm" svg:x2="4.45cm" svg:y2="6.316cm"><text:p/></draw:line><draw:line text:anchor-type="paragraph" draw:z-index="26" draw:name="Forme12" draw:style-name="gr5" draw:text-style-name="P4" svg:x1="1.143cm" svg:y1="7.759cm" svg:x2="1.131cm" svg:y2="8.316cm"><text:p/></draw:line><draw:line text:anchor-type="paragraph" draw:z-index="27" draw:name="Forme12" draw:style-name="gr5" draw:text-style-name="P4" svg:x1="1.143cm" svg:y1="9.76cm" svg:x2="1.131cm" svg:y2="10.317cm"><text:p/></draw:line><draw:line text:anchor-type="paragraph" draw:z-index="28" draw:name="Forme12" draw:style-name="gr5" draw:text-style-name="P4" svg:x1="6.143cm" svg:y1="7.759cm" svg:x2="6.131cm" svg:y2="8.316cm"><text:p/></draw:line><draw:line text:anchor-type="paragraph" draw:z-index="29" draw:name="Forme12" draw:style-name="gr5" draw:text-style-name="P4" svg:x1="6.143cm" svg:y1="9.76cm" svg:x2="6.131cm" svg:y2="10.317cm"><text:p/></draw:line><draw:line text:anchor-type="paragraph" draw:z-index="30" draw:name="Forme12" draw:style-name="gr5" draw:text-style-name="P4" svg:x1="6.143cm" svg:y1="11.76cm" svg:x2="6.131cm" svg:y2="12.31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ona Ralijaona</meta:initial-creator>
    <meta:creation-date>2018-06-22T00:10:29.714712093</meta:creation-date>
    <dc:date>2018-06-22T00:53:03.064630851</dc:date>
    <dc:creator>Tiona Ralijaona</dc:creator>
    <meta:editing-duration>PT42M2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